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C000000A73FA16F77.png" manifest:media-type="image/png"/>
  <manifest:file-entry manifest:full-path="Pictures/1000000000000200000000784559EBDA.png" manifest:media-type="image/png"/>
  <manifest:file-entry manifest:full-path="Pictures/10000201000000FA000001073EFF0505.png" manifest:media-type="image/png"/>
  <manifest:file-entry manifest:full-path="Pictures/100002010000008E0000008AB2663485.png" manifest:media-type="image/png"/>
  <manifest:file-entry manifest:full-path="Pictures/100002010000009B0000009B792296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2" svg:font-family="Calibri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3" svg:font-family="Verdana" style:font-adornments="Regular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>
      <style:graphic-properties fo:min-height="2.154cm"/>
    </style:style>
    <style:style style:name="pr7" style:family="presentation" style:parent-style-name="Title2-outline1">
      <style:graphic-properties fo:min-height="13.258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text-align="start" fo:text-indent="-0.952cm"/>
      <style:text-properties style:font-name="DejaVu Sans Condensed"/>
    </style:style>
    <style:style style:name="P4" style:family="paragraph">
      <style:paragraph-properties fo:text-align="start" style:writing-mode="lr-tb" style:font-independent-line-spacing="true"/>
      <style:text-properties style:font-name="DejaVu Sans Condensed"/>
    </style:style>
    <style:style style:name="P5" style:family="paragraph">
      <style:paragraph-properties fo:margin-left="0.952cm" fo:margin-right="0cm" fo:margin-top="0.158cm" fo:margin-bottom="0cm" fo:text-align="start" fo:text-indent="-0.952cm"/>
      <style:text-properties style:font-name="DejaVu Sans Condensed"/>
    </style:style>
    <style:style style:name="P6" style:family="paragraph">
      <style:paragraph-properties fo:text-align="start" style:writing-mode="lr-tb" style:font-independent-line-spacing="true"/>
      <style:text-properties style:font-name="DejaVu Sans Condensed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  <style:text-properties style:font-name="DejaVu Sans Condensed"/>
    </style:style>
    <style:style style:name="P8" style:family="paragraph">
      <style:paragraph-properties style:writing-mode="lr-tb" style:font-independent-line-spacing="true"/>
      <style:text-properties style:font-name="DejaVu Sans Condensed"/>
    </style:style>
    <style:style style:name="P9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color="#4f82c3" fo:language="ro" fo:country="RO"/>
    </style:style>
    <style:style style:name="T2" style:family="text">
      <style:text-properties fo:color="#000000" style:font-name="DejaVu Sans Condensed" fo:font-size="16pt" fo:language="ro" fo:country="RO" style:font-size-asian="16pt" style:font-size-complex="16pt"/>
    </style:style>
    <style:style style:name="T3" style:family="text">
      <style:text-properties fo:color="#000000" style:font-name="DejaVu Sans Condensed" fo:font-size="18pt" fo:language="ro" fo:country="RO" style:font-size-asian="18pt" style:font-size-complex="18pt"/>
    </style:style>
    <style:style style:name="T4" style:family="text">
      <style:text-properties fo:color="#000000" style:font-name="DejaVu Sans Condensed" fo:font-size="12pt" fo:language="ro" fo:country="RO" style:font-size-asian="12pt" style:font-size-complex="12pt"/>
    </style:style>
    <style:style style:name="T5" style:family="text">
      <style:text-properties fo:color="#000000" style:font-name="DejaVu Sans Condensed" fo:font-size="15pt" fo:language="ro" fo:country="RO" style:font-size-asian="15pt" style:font-size-complex="15pt"/>
    </style:style>
    <style:style style:name="T6" style:family="text">
      <style:text-properties fo:language="ro" fo:country="RO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iect de disertație – lună an</presentation:footer-decl>
      <presentation:date-time-decl presentation:name="dtd1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Analiza practică a simulatoarelor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Prenume Nume</text:span><text:span text:style-name="T3"><text:line-break/></text:span><text:span text:style-name="T4">prenume.nume@nomail.me</text:span></text:p>
              </text:list-header>
            </text:list>
          </draw:text-box>
        </draw:frame>
        <draw:frame presentation:style-name="pr3" draw:text-style-name="P6" draw:layer="layout" svg:width="9.723cm" svg:height="1.024cm" svg:x="14.287cm" svg:y="13.528cm" presentation:class="outline" presentation:user-transformed="true">
          <draw:text-box>
            <text:list text:style-name="L2">
              <text:list-header>
                <text:p text:style-name="P5"><text:span text:style-name="T2">[Titulatură] Prenume Nume</text:span></text:p>
              </text:list-header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Proiect de disertație – lună an</text:span></text:p>
              </text:list-header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uprins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 text:style-name="P9"><text:span text:style-name="T6">Introducere</text:span></text:p>
              </text:list-item>
              <text:list-item>
                <text:p text:style-name="P9"><text:span text:style-name="T6">Primul capitol</text:span></text:p>
              </text:list-item>
              <text:list-item>
                <text:p text:style-name="P9"><text:span text:style-name="T6">Al doilea capitol</text:span></text:p>
              </text:list-item>
              <text:list-item>
                <text:p text:style-name="P9"><text:span text:style-name="T6">Al treilea capitol</text:span></text:p>
              </text:list-item>
              <text:list-item>
                <text:p text:style-name="P9"><text:span text:style-name="T6">Concluzii</text:span></text:p>
              </text:list-item>
              <text:list-item>
                <text:p text:style-name="P9"><text:span text:style-name="T6">Întrebări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alibri2" svg:font-family="Calibri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3" svg:font-family="Verdana" style:font-adornments="Regular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1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3pt" style:font-style-asian="normal" style:font-weight-asian="normal" style:font-name-complex="Tahoma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1.269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333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522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  <style:text-properties style:font-name="DejaVu Sans Condensed"/>
    </style:style>
    <style:style style:name="MP5" style:family="paragraph">
      <style:paragraph-properties style:writing-mode="lr-tb" style:font-independent-line-spacing="true"/>
      <style:text-properties style:font-name="DejaVu Sans Condensed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style:font-name="DejaVu Sans Condensed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  <style:text-properties style:font-name="DejaVu Sans Condensed" fo:font-size="12pt" style:font-size-asian="12pt" style:font-size-complex="12pt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style:font-name="DejaVu Sans Condensed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style:font-name="Verdana2" fo:font-size="11pt" style:font-size-asian="14pt" style:font-size-complex="14pt"/>
    </style:style>
    <style:style style:name="MP15" style:family="paragraph">
      <style:paragraph-properties fo:text-align="end"/>
      <style:text-properties style:font-name="Verdana2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style:font-name="DejaVu Sans Condensed" fo:font-size="15pt" fo:language="ro" fo:country="RO" style:font-size-asian="15pt" style:font-size-complex="15pt"/>
    </style:style>
    <style:style style:name="MT3" style:family="text">
      <style:text-properties style:font-name="DejaVu Sans Condensed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style:font-name="DejaVu Sans Condensed"/>
    </style:style>
    <style:style style:name="MT6" style:family="text">
      <style:text-properties style:font-name="DejaVu Sans Condensed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style:font-name="DejaVu Sans Condensed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4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6.712cm" svg:height="1.529cm" svg:x="14.288cm" svg:y="12.502cm">
        <text:list text:style-name="ML2">
          <text:list-header>
            <text:p text:style-name="MP4"><text:span text:style-name="MT2">Conducător(i) științific(i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1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7" draw:text-style-name="MP8" draw:layer="backgroundobjects" svg:width="3.415cm" svg:height="2.289cm" svg:x="11.985cm" svg:y="1.316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8" draw:text-style-name="MP8" draw:layer="backgroundobjects" svg:width="3.767cm" svg:height="1.782cm" svg:x="20.633cm" svg:y="1.537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9.1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9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4.691cm" presentation:class="outline" presentation:placeholder="true">
        <draw:text-box/>
      </draw:frame>
      <draw:frame draw:style-name="Mgr10" draw:layer="backgroundobjects" svg:width="2.122cm" svg:height="2.233cm" svg:x="10.1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2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3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9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3.518cm" svg:x="1.27cm" svg:y="3.68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S</dc:title>
    <meta:initial-creator>systems.cs.pub.ro</meta:initial-creator>
    <meta:creation-date>2010-05-10T10:24:53</meta:creation-date>
    <dc:creator>Razvan Deaconescu</dc:creator>
    <dc:date>2014-07-02T17:35:45.886218653</dc:date>
    <meta:editing-cycles>43</meta:editing-cycles>
    <meta:editing-duration>PT4H6M19S</meta:editing-duration>
    <meta:generator>LibreOffice/4.2.5.2$Linux_X86_64 LibreOffice_project/420m0$Build-2</meta:generator>
    <meta:document-statistic meta:object-count="53"/>
  </office:meta>
</office:document-meta>
</file>